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12.594cm" style:rel-column-width="7140*"/>
    </style:style>
    <style:style style:name="Tabella1.B" style:family="table-column">
      <style:table-column-properties style:column-width="3.413cm" style:rel-column-width="1935*"/>
    </style:style>
    <style:style style:name="Tabella1.C" style:family="table-column">
      <style:table-column-properties style:column-width="1.984cm" style:rel-column-width="1125*"/>
    </style:style>
    <style:style style:name="Tabella1.D" style:family="table-column">
      <style:table-column-properties style:column-width="1.009cm" style:rel-column-width="572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#00cc00" fo:padding="0.097cm" fo:border="0.05pt solid #000000">
        <style:background-image/>
      </style:table-cell-properties>
    </style:style>
    <style:style style:name="Tabella1.A3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A7" style:family="table-cell">
      <style:table-cell-properties fo:padding="0.097cm" fo:border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9.001cm" table:align="margins" style:shadow="none"/>
    </style:style>
    <style:style style:name="Tabella2.A" style:family="table-column">
      <style:table-column-properties style:column-width="11.298cm" style:rel-column-width="6405*"/>
    </style:style>
    <style:style style:name="Tabella2.B" style:family="table-column">
      <style:table-column-properties style:column-width="2.99cm" style:rel-column-width="1695*"/>
    </style:style>
    <style:style style:name="Tabella2.C" style:family="table-column">
      <style:table-column-properties style:column-width="2.514cm" style:rel-column-width="1425*"/>
    </style:style>
    <style:style style:name="Tabella2.D" style:family="table-column">
      <style:table-column-properties style:column-width="2.2cm" style:rel-column-width="1247*"/>
    </style:style>
    <style:style style:name="Tabella2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2.A4" style:family="table-cell">
      <style:table-cell-properties fo:background-color="transparent" fo:padding="0.097cm" fo:border="0.05pt solid #000000">
        <style:background-image/>
      </style:table-cell-properties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min-row-height="0.547cm"/>
    </style:style>
    <style:style style:name="Tabella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21f62e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21f6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690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9741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16a7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rsid="0016df98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rsid="0016df98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8pt" fo:font-style="normal" style:text-underline-style="none" fo:font-weight="normal" officeooo:paragraph-rsid="0039741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9741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ae1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f08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21f62e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officeooo:paragraph-rsid="00212583" fo:background-color="transparent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f08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e61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1f62e" officeooo:paragraph-rsid="002559f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397415" officeooo:paragraph-rsid="00397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officeooo:rsid="0021f62e" officeooo:paragraph-rsid="0021f62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Header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21f62e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3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21f62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2559f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2559f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Header">
      <style:paragraph-properties fo:text-align="center" style:justify-single-word="false" fo:break-before="page"/>
      <style:text-properties style:use-window-font-color="true" style:font-name="Ubuntu Light1" fo:font-size="10pt" fo:font-style="normal" style:text-underline-style="none" fo:font-weight="bold" officeooo:rsid="0021f62e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6pt" fo:font-style="normal" style:text-underline-style="none" fo:font-weight="bold" officeooo:rsid="0021f62e" officeooo:paragraph-rsid="0021f62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Frame_20_contents">
      <style:paragraph-properties fo:text-align="start" style:justify-single-word="false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1cef74"/>
    </style:style>
    <style:style style:name="T6" style:family="text">
      <style:text-properties fo:background-color="#00cc33" loext:char-shading-value="0"/>
    </style:style>
    <style:style style:name="T7" style:family="text">
      <style:text-properties officeooo:rsid="001cef74" fo:background-color="#0084d1" loext:char-shading-value="0"/>
    </style:style>
    <style:style style:name="T8" style:family="text">
      <style:text-properties officeooo:rsid="001e6141"/>
    </style:style>
    <style:style style:name="T9" style:family="text">
      <style:text-properties officeooo:rsid="0021f62e"/>
    </style:style>
    <style:style style:name="T10" style:family="text">
      <style:text-properties officeooo:rsid="0033adb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97415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setLang('it_IT')&gt;</text:placeholder></text:p>
      <text:p text:style-name="P35">CONTI ANALITICI (normale attività a listino e contratto)</text:p>
      <text:p text:style-name="P32"><text:placeholder text:placeholder-type="text">&lt;for each="first, project, partner, account, ts, total in get_objects(objects, data)"&gt;</text:placeholder></text:p>
      <text:p text:style-name="P39"><text:placeholder text:placeholder-type="text">&lt;if test="first"&gt;</text:placeholder></text:p>
      <text:p text:style-name="P25"/>
      <text:p text:style-name="P24"><text:placeholder text:placeholder-type="text">&lt;partner&gt;</text:placeholder></text:p>
      <text:p text:style-name="P39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table:number-columns-spanned="4" office:value-type="string">
              <text:p text:style-name="P22"><text:placeholder text:placeholder-type="text">&lt;if test="project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27"><text:placeholder text:placeholder-type="text">&lt;account&gt;</text:placeholder> <text:span text:style-name="T8">[</text:span><text:span text:style-name="T8"><text:placeholder text:placeholder-type="text">&lt;get_selection_item(project, 'state')&gt;</text:placeholder></text:span><text:span text:style-name="T8">]</text:span></text:p>
            </table:table-cell>
            <table:table-cell table:style-name="Tabella1.A2" office:value-type="string">
              <text:p text:style-name="P6">Utente</text:p>
            </table:table-cell>
            <table:table-cell table:style-name="Tabella1.A2" office:value-type="string">
              <text:p text:style-name="P6">Data</text:p>
            </table:table-cell>
            <table:table-cell table:style-name="Tabella1.D2" office:value-type="string">
              <text:p text:style-name="P6">H.</text:p>
            </table:table-cell>
          </table:table-row>
          <table:table-row>
            <table:table-cell table:style-name="Tabella1.A3" table:number-columns-spanned="4" office:value-type="string">
              <text:p text:style-name="P22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22"><text:placeholder text:placeholder-type="text">&lt;if test="not project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5" office:value-type="string">
              <text:p text:style-name="P21"><text:placeholder text:placeholder-type="text">&lt;account&gt;</text:placeholder></text:p>
            </table:table-cell>
            <table:table-cell table:style-name="Tabella1.A5" office:value-type="string">
              <text:p text:style-name="P6">Utente</text:p>
            </table:table-cell>
            <table:table-cell table:style-name="Tabella1.A5" office:value-type="string">
              <text:p text:style-name="P6">Data</text:p>
            </table:table-cell>
            <table:table-cell table:style-name="Tabella1.A1" office:value-type="string">
              <text:p text:style-name="P6">H.</text:p>
            </table:table-cell>
          </table:table-row>
          <table:table-row>
            <table:table-cell table:style-name="Tabella1.A3" table:number-columns-spanned="4" office:value-type="string">
              <text:p text:style-name="P22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.A7" table:number-columns-spanned="4" office:value-type="string">
            <text:p text:style-name="P4"><text:text-input text:description="&lt;for each=&quot;l in ts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10"><text:placeholder text:placeholder-type="text">&lt;l.product_id.name&gt;</text:placeholder>: <text:placeholder text:placeholder-type="text">&lt;l.name&gt;</text:placeholder> <text:span text:style-name="T12"><text:placeholder text:placeholder-type="text">&lt;('[%s]' % l.project_task_id.name) if project and l.project_task_id else ''&gt;</text:placeholder></text:span></text:p>
          </table:table-cell>
          <table:table-cell table:style-name="Tabella1.B8" office:value-type="string">
            <text:p text:style-name="P1"><text:placeholder text:placeholder-type="text">&lt;l.user_id.name&gt;</text:placeholder></text:p>
          </table:table-cell>
          <table:table-cell table:style-name="Tabella1.C8" office:value-type="string">
            <text:p text:style-name="P2"><text:placeholder text:placeholder-type="text">&lt;formatLang(l.date, date=True)&gt;</text:placeholder></text:p>
          </table:table-cell>
          <table:table-cell table:style-name="Tabella1.D8" office:value-type="string">
            <text:p text:style-name="P3"><text:placeholder text:placeholder-type="text">&lt;get_hour_format(l.unit_amount)&gt;</text:placeholder></text:p>
          </table:table-cell>
        </table:table-row>
        <table:table-row>
          <table:table-cell table:style-name="Tabella1.A9" table:number-columns-spanned="4" office:value-type="string">
            <text:p text:style-name="P12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14">Totale</text:p>
          </table:table-cell>
          <table:table-cell table:style-name="Tabella1.B10" table:number-columns-spanned="3" office:value-type="string">
            <text:p text:style-name="P13"><text:placeholder text:placeholder-type="text">&lt;get_hour_format(total)&gt;</text:placeholder></text:p>
          </table:table-cell>
          <table:covered-table-cell/>
          <table:covered-table-cell/>
        </table:table-row>
      </table:table>
      <text:p text:style-name="P32"><text:placeholder text:placeholder-type="text">&lt;/for&gt;</text:placeholder></text:p>
      <text:p text:style-name="P32"/>
      <text:p text:style-name="P44">TASK (attività extra completate nel periodo)</text:p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office:value-type="string">
              <text:p text:style-name="P23">Progetto / Task</text:p>
            </table:table-cell>
            <table:table-cell table:style-name="Tabella2.A1" office:value-type="string">
              <text:p text:style-name="P29">Ore</text:p>
            </table:table-cell>
            <table:table-cell table:style-name="Tabella2.A1" office:value-type="string">
              <text:p text:style-name="P8">Periodo</text:p>
            </table:table-cell>
            <table:table-cell table:style-name="Tabella2.D1" office:value-type="string">
              <text:p text:style-name="P7"><text:span text:style-name="T9">Totale</text:span></text:p>
            </table:table-cell>
          </table:table-row>
        </table:table-header-rows>
        <table:table-row>
          <table:table-cell table:style-name="Tabella2.A2" table:number-columns-spanned="4" office:value-type="string">
            <text:p text:style-name="P40"><text:placeholder text:placeholder-type="text">&lt;for each="partner, projects in get_contract_closed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3" table:number-columns-spanned="4" office:value-type="string">
            <text:p text:style-name="P28"><text:placeholder text:placeholder-type="text">&lt;partner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4" table:number-columns-spanned="4" office:value-type="string">
            <text:p text:style-name="P42"><text:placeholder text:placeholder-type="text">&lt;for each="project in projec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5" office:value-type="string">
            <text:p text:style-name="P9"><text:placeholder text:placeholder-type="text">&lt;project.name&gt;</text:placeholder></text:p>
          </table:table-cell>
          <table:table-cell table:style-name="Tabella2.B5" office:value-type="string">
            <text:p text:style-name="P11"><text:placeholder text:placeholder-type="text">&lt;get_hour_format(project.all_effective_hours)&gt;</text:placeholder> <text:span text:style-name="T13">su </text:span><text:span text:style-name="T13"><text:placeholder text:placeholder-type="text">&lt;get_hour_format(project.all_planned_hours)&gt;</text:placeholder></text:span></text:p>
          </table:table-cell>
          <table:table-cell table:style-name="Tabella2.C5" office:value-type="string">
            <text:p text:style-name="P11"><text:placeholder text:placeholder-type="text">&lt;formatLang(project.date_start, date=True) if project.date_start else ''&gt;</text:placeholder></text:p>
            <text:p text:style-name="P18"><text:placeholder text:placeholder-type="text">&lt;formatLang(project.date, date=True) if project.date else ''&gt;</text:placeholder></text:p>
          </table:table-cell>
          <table:table-cell table:style-name="Tabella2.D5" office:value-type="string">
            <text:p text:style-name="P17"><text:placeholder text:placeholder-type="text">&lt;formatLang(project.planned_total)&gt;</text:placeholder> <text:span text:style-name="T10">€</text:span></text:p>
          </table:table-cell>
        </table:table-row>
        <table:table-row>
          <table:table-cell table:style-name="Tabella2.A6" table:number-columns-spanned="4" office:value-type="string">
            <text:p text:style-name="P4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4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704cm" style:rel-column-width="12776*"/>
    </style:style>
    <style:style style:name="Tabella3.B" style:family="table-column">
      <style:table-column-properties style:column-width="15.296cm" style:rel-column-width="52759*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3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background-color="#00cc33" loext:char-shading-value="0"/>
    </style:style>
    <style:style style:name="MT5" style:family="text">
      <style:text-properties officeooo:rsid="001cef74"/>
    </style:style>
    <style:style style:name="MT6" style:family="text">
      <style:text-properties officeooo:rsid="001cef74" fo:background-color="#0084d1" loext:char-shading-value="0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Cornice1" text:anchor-type="as-char" svg:width="3.475cm" style:rel-width="99%" svg:height="2.521cm" style:rel-height="scale-min" draw:z-index="1"><draw:text-box><text:p text:style-name="MP2"/></draw:text-box></draw:frame></text:p>
            </table:table-cell>
            <table:table-cell table:style-name="Tabella3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3.A1" table:number-columns-spanned="2" office:value-type="string">
              <text:p text:style-name="MP7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8"/>
      </style:header>
      <style:footer>
        <text:p text:style-name="Footer"><text:span text:style-name="MT4"><text:s text:c="4"/></text:span><text:s/><text:span text:style-name="MT5">Task <text:s text:c="3"/></text:span><text:span text:style-name="MT6"><text:s text:c="4"/></text:span><text:span text:style-name="MT5"><text:s/>Contabilità analitic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24T09:48:33.342297226</dc:date>
    <meta:editing-duration>P6DT8H28M18S</meta:editing-duration>
    <meta:editing-cycles>623</meta:editing-cycles>
    <meta:generator>LibreOffice/4.3.3.2$Linux_X86_64 LibreOffice_project/430m0$Build-2</meta:generator>
    <dc:creator>thebrush </dc:creator>
    <meta:document-statistic meta:table-count="3" meta:image-count="0" meta:object-count="0" meta:page-count="2" meta:paragraph-count="51" meta:word-count="131" meta:character-count="1183" meta:non-whitespace-character-count="1089"/>
    <meta:user-defined meta:name="Info 1"/>
    <meta:user-defined meta:name="Info 2"/>
    <meta:user-defined meta:name="Info 3"/>
    <meta:user-defined meta:name="Info 4"/>
  </office:meta>
</office:document-meta>
</file>